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38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8.278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8.6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23cm" fo:break-before="auto" style:use-optimal-row-height="true"/>
    </style:style>
    <style:style style:name="ro3" style:family="table-row">
      <style:table-row-properties style:row-height="2.018cm" fo:break-before="auto" style:use-optimal-row-height="true"/>
    </style:style>
    <style:style style:name="ro4" style:family="table-row">
      <style:table-row-properties style:row-height="2.8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/>
      <style:text-properties style:font-name="Liberation Sans" style:font-name-asian="WenQuanYi Micro Hei" style:font-name-complex="Lohit Devanagari"/>
    </style:style>
    <style:style style:name="T1" style:family="text">
      <style:text-properties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frise_data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6" table:default-cell-style-name="ce8"/>
        <table:table-column table:style-name="co7" table:number-columns-repeated="1017" table:default-cell-style-name="ce8"/>
        <table:table-row table:style-name="ro1">
          <table:table-cell table:style-name="ce7" office:value-type="string" calcext:value-type="string">
            <text:p>start_date_year</text:p>
          </table:table-cell>
          <table:table-cell table:style-name="ce7" office:value-type="string" calcext:value-type="string">
            <text:p>end_date_year</text:p>
          </table:table-cell>
          <table:table-cell table:style-name="ce7" office:value-type="string" calcext:value-type="string">
            <text:p>text_headline</text:p>
          </table:table-cell>
          <table:table-cell table:style-name="ce7" office:value-type="string" calcext:value-type="string">
            <text:p>text_text</text:p>
          </table:table-cell>
          <table:table-cell table:style-name="ce7" office:value-type="string" calcext:value-type="string">
            <text:p>media_url</text:p>
          </table:table-cell>
          <table:table-cell table:style-name="ce7" office:value-type="string" calcext:value-type="string">
            <text:p>media_caption</text:p>
          </table:table-cell>
          <table:table-cell table:style-name="ce7" office:value-type="string" calcext:value-type="string">
            <text:p>media_credit</text:p>
          </table:table-cell>
          <table:table-cell table:style-name="ce7" table:number-columns-repeated="1013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stoire du Web </text:p>
          </table:table-cell>
          <table:table-cell office:value-type="string" calcext:value-type="string">
            <text:p>Quelles origines pour le Web ?</text:p>
          </table:table-cell>
          <table:table-cell office:value-type="string" calcext:value-type="string">
            <text:p><text:a xlink:href="https://upload.wikimedia.org/wikipedia/commons/b/bf/Arpanet_logical_map%2C_march_1977.png" xlink:type="simple">https://upload.wikimedia.org/wikipedia/commons/b/bf/Arpanet_logical_map%2C_march_1977.png</text:a></text:p>
          </table:table-cell>
          <table:table-cell office:value-type="string" calcext:value-type="string">
            <text:p>Réseau Arpanet 1977</text:p>
          </table:table-cell>
          <table:table-cell office:value-type="string" calcext:value-type="string">
            <text:p>ARPANET [Public domain]</text:p>
          </table:table-cell>
          <table:table-cell table:number-columns-repeated="1017"/>
        </table:table-row>
        <table:table-row table:style-name="ro2">
          <table:table-cell office:value-type="float" office:value="1965" calcext:value-type="float">
            <text:p>1965</text:p>
          </table:table-cell>
          <table:table-cell/>
          <table:table-cell office:value-type="string" calcext:value-type="string">
            <text:p>Ted Nelson</text:p>
          </table:table-cell>
          <table:table-cell office:value-type="string" calcext:value-type="string">
            <text:p>&lt;a href=’<text:a xlink:href="https://fr.wikipedia.org/wiki/Ted_Nelson" xlink:type="simple">https://fr.wikipedia.org/wiki/Ted_Nelson</text:a>‘&gt; Ted Nelson &lt;/a&gt; propose en 1965 un système de fichiers informatiques incorporant le concept d’hypertexte.</text:p>
          </table:table-cell>
          <table:table-cell office:value-type="string" calcext:value-type="string">
            <text:p><text:a xlink:href="https://upload.wikimedia.org/wikipedia/commons/e/e5/Ted_Nelson_cropped.jpg" xlink:type="simple">https://upload.wikimedia.org/wikipedia/commons/e/e5/Ted_Nelson_cropped.jpg</text:a></text:p>
          </table:table-cell>
          <table:table-cell office:value-type="string" calcext:value-type="string">
            <text:p>Ted Nelson en 2011</text:p>
          </table:table-cell>
          <table:table-cell office:value-type="string" calcext:value-type="string">
            <text:p>Dgies [CC BY-SA 3.0 (<text:a xlink:href="https://creativecommons.org/licenses/by-sa/3.0" xlink:type="simple">https://creativecommons.org/licenses/by-sa/3.0</text:a>)]</text:p>
          </table:table-cell>
          <table:table-cell table:number-columns-repeated="1017"/>
        </table:table-row>
        <table:table-row table:style-name="ro3">
          <table:table-cell office:value-type="float" office:value="1989" calcext:value-type="float">
            <text:p>1989</text:p>
          </table:table-cell>
          <table:table-cell/>
          <table:table-cell office:value-type="string" calcext:value-type="string">
            <text:p>Tim Berners-Lee </text:p>
          </table:table-cell>
          <table:table-cell table:style-name="ce9" office:value-type="string" calcext:value-type="string">
            <text:p><text:span text:style-name="T1">&lt;a href=’</text:span><text:span text:style-name="T1"><text:a xlink:href="https://fr.wikipedia.org/wiki/Tim_Berners-Lee" xlink:type="simple">https://fr.wikipedia.org/wiki/Tim_Berners-Lee</text:a></text:span><text:span text:style-name="T1">’&gt; Tim Berners-Lee &lt;/a&gt; propose une implémentation de l’hypertexte de Ted Nelson sur le réseau Internet : c’est la naissance du Wolrd Wide Web.</text:span></text:p>
          </table:table-cell>
          <table:table-cell office:value-type="string" calcext:value-type="string">
            <text:p><text:a xlink:href="https://youtu.be/PbCG_BeL5dY" xlink:type="simple">https://youtu.be/PbCG_BeL5dY</text:a></text:p>
          </table:table-cell>
          <table:table-cell office:value-type="string" calcext:value-type="string">
            <text:p>Biographie de Tim</text:p>
          </table:table-cell>
          <table:table-cell office:value-type="string" calcext:value-type="string">
            <text:p>France Culture</text:p>
          </table:table-cell>
          <table:table-cell table:number-columns-repeated="1017"/>
        </table:table-row>
        <table:table-row table:style-name="ro2"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Première page Web en HTML</text:p>
          </table:table-cell>
          <table:table-cell office:value-type="string" calcext:value-type="string">
            <text:p>&lt;a href=’<text:a xlink:href="http://info.cern.ch/hypertext/WWW/TheProject.html" xlink:type="simple">http://info.cern.ch/hypertext/WWW/TheProject.html</text:a>‘&gt; La première page Web &lt;/a&gt; en HTML est publiée sur un serveur Web du CERN en 1991. </text:p>
          </table:table-cell>
          <table:table-cell table:number-columns-repeated="1020"/>
        </table:table-row>
        <table:table-row table:style-name="ro4">
          <table:table-cell office:value-type="float" office:value="1995" calcext:value-type="float">
            <text:p>199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remiers moteurs de recherche</text:p>
          </table:table-cell>
          <table:table-cell office:value-type="string" calcext:value-type="string">
            <text:p>&lt;p&gt;&lt;a href=’https://fr.wikipedia.org/wiki/AltaVista‘&gt; Alta-Vista &lt;/a&gt; domine le marche des moteurs de recherche entre 1995 et 2000.&lt;/p&gt; &lt;p&gt; Grace à de puissants serveurs il est capable d’indexer la plupart des pages du Web et de répondre à 13 millions de requêtes par jour. Il est détrôné par Google. &lt;/p&gt;</text:p>
          </table:table-cell>
          <table:table-cell office:value-type="string" calcext:value-type="string">
            <text:p><text:a xlink:href="https://www.flickr.com/photos/morville/6795467691" xlink:type="simple">https://www.flickr.com/photos/morville/6795467691</text:a> </text:p>
          </table:table-cell>
          <table:table-cell office:value-type="string" calcext:value-type="string">
            <text:p>Barre de recherche d’Alta-Vista</text:p>
          </table:table-cell>
          <table:table-cell office:value-type="string" calcext:value-type="string">
            <text:p>Peter Morville [CC BY-SA 3.0 (<text:a xlink:href="https://creativecommons.org/licenses/by/2.0/" xlink:type="simple">https://creativecommons.org/licenses/by/2.0/</text:a>)]</text:p>
          </table:table-cell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23:21:20.299467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01T23:33:23.373445503</dc:date>
    <meta:editing-duration>PT42M7S</meta:editing-duration>
    <meta:editing-cycles>11</meta:editing-cycles>
    <meta:generator>LibreOffice/7.0.4.2$Linux_X86_64 LibreOffice_project/00$Build-2</meta:generator>
    <dc:creator>Bouscadilla </dc:creator>
    <meta:document-statistic meta:table-count="1" meta:cell-count="34" meta:object-count="0"/>
  </office:meta>
</office:document-meta>
</file>